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B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ussell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Faith Klimack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osie Jamieson #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b</text:p>
          </table:table-cell>
          <table:table-cell table:number-columns-repeated="10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iana Gram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Noah Belhumer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Logan Bartkiw #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mb</text:p>
          </table:table-cell>
          <table:table-cell table:number-columns-repeated="3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Seth Peters #</text:p>
          </table:table-cell>
          <table:covered-table-cell table:style-name="ce21" table:content-validation-name="val3"/>
          <table:table-cell table:number-columns-repeated="10" table:style-name="ce27"/>
          <table:table-cell table:style-name="ce27" office:value-type="string">
            <text:p>e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Georson Labauza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6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ila Sawatzky #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/>
          <table:table-cell table:number-columns-repeated="2"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Lucy Giesbrech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30">
            <text:p>30</text:p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20">
            <text:p>2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40">
            <text:p>40</text:p>
          </table:table-cell>
          <table:table-cell table:style-name="ce20" table:formula="of:=[Calculations.R58]" office:value-type="float" office:value="60">
            <text:p>60</text:p>
          </table:table-cell>
          <table:table-cell table:style-name="ce20" table:formula="of:=[Calculations.S58]" office:value-type="float" office:value="80">
            <text:p>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Dawson Moreland #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5" table:style-name="ce28"/>
          <table:table-cell table:number-columns-repeated="2"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e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ekhi Molleke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Trystan Penner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8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Jayde Sykes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50">
            <text:p>5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B">
            <text:p>Quiz CB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ussell 1">
            <text:p>Russell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3">
            <text:p>3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5">
            <text:p>Morris 5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10">
            <text:p>10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ewood 2">
            <text:p>Rosewood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50">
            <text:p>50</text:p>
          </table:table-cell>
          <table:table-cell table:style-name="ce58" table:formula="of:=[Calculations.AE18]" office:value-type="float" office:value="5">
            <text:p>5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ussell 1">
            <text:p>Russell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Faith Klimack #">
            <text:p>Faith Klimack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osie Jamieson #">
            <text:p>Josie Jamieson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 office:value-type="string" office:string-value="b">
            <text:p>b</text:p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iana Grams #">
            <text:p>Diana Grams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Noah Belhumer #">
            <text:p>Noah Belhumer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Logan Bartkiw #">
            <text:p>Logan Bartkiw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 office:value-type="string" office:string-value="mb">
            <text:p>mb</text:p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5">
            <text:p>Morris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Seth Peters #">
            <text:p>Seth Peters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 office:value-type="string" office:string-value="e">
            <text:p>e</text:p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Georson Labauza #">
            <text:p>Georson Labauza #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e">
            <text:p>e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 office:value-type="string" office:string-value="c">
            <text:p>c</text:p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ila Sawatzky #">
            <text:p>Caila Sawatzky #</text:p>
          </table:table-cell>
          <table:table-cell table:formula="of:=[Calculations.B55]" office:value-type="float" office:value="30">
            <text:p>30</text:p>
          </table:table-cell>
          <table:table-cell table:style-name="ce60" table:formula="of:=[Calculations.C55]" office:value-type="float" office:value="2">
            <text:p>2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e">
            <text:p>e</text:p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 office:value-type="string" office:string-value="e">
            <text:p>e</text:p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 office:value-type="string" office:string-value="c">
            <text:p>c</text:p>
          </table:table-cell>
          <table:table-cell table:style-name="ce66" table:formula="of:=[Calculations.S55]" office:value-type="string" office:string-value="c">
            <text:p>c</text:p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Lucy Giesbrecht #">
            <text:p>Lucy Giesbrecht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30">
            <text:p>30</text:p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20">
            <text:p>2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40">
            <text:p>40</text:p>
          </table:table-cell>
          <table:table-cell table:style-name="ce65" table:formula="of:=[Calculations.R58]" office:value-type="float" office:value="60">
            <text:p>60</text:p>
          </table:table-cell>
          <table:table-cell table:style-name="ce65" table:formula="of:=[Calculations.S58]" office:value-type="float" office:value="80">
            <text:p>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ewood 2">
            <text:p>Rosewood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Dawson Moreland #">
            <text:p>Dawson Moreland #</text:p>
          </table:table-cell>
          <table:table-cell table:formula="of:=[Calculations.B104]" office:value-type="float" office:value="30">
            <text:p>3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e">
            <text:p>e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 office:value-type="string" office:string-value="c">
            <text:p>c</text:p>
          </table:table-cell>
          <table:table-cell table:style-name="ce67" table:formula="of:=[Calculations.L104]" office:value-type="string" office:string-value="c">
            <text:p>c</text:p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 office:value-type="string" office:string-value="e">
            <text:p>e</text:p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ekhi Molleken #">
            <text:p>Mekhi Molleken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Trystan Penner #">
            <text:p>Trystan Penner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e">
            <text:p>e</text:p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Jayde Sykes #">
            <text:p>Jayde Sykes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50">
            <text:p>5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ussell 1">
            <text:p>Russell 1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5">
            <text:p>Morris 5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10">
            <text:p>10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ewood 2">
            <text:p>Rosewood 2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50">
            <text:p>50</text:p>
          </table:table-cell>
          <table:table-cell table:style-name="ce24" table:formula="of:=[Calculations.AE18]" office:value-type="float" office:value="5">
            <text:p>5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Faith Klimack #">
            <text:p>Faith Klimack #</text:p>
          </table:table-cell>
          <table:table-cell table:style-name="ce24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sie Jamieson #">
            <text:p>Josie Jamieson #</text:p>
          </table:table-cell>
          <table:table-cell table:style-name="ce24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iana Grams #">
            <text:p>Diana Grams #</text:p>
          </table:table-cell>
          <table:table-cell table:style-name="ce24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Noah Belhumer #">
            <text:p>Noah Belhumer #</text:p>
          </table:table-cell>
          <table:table-cell table:style-name="ce24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Logan Bartkiw #">
            <text:p>Logan Bartkiw #</text:p>
          </table:table-cell>
          <table:table-cell table:style-name="ce24" table:formula="of:=Team1" office:value-type="string" office:string-value="Russell 1">
            <text:p>Russell 1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eth Peters #">
            <text:p>Seth Peters #</text:p>
          </table:table-cell>
          <table:table-cell table:style-name="ce24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Georson Labauza #">
            <text:p>Georson Labauza #</text:p>
          </table:table-cell>
          <table:table-cell table:style-name="ce24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ila Sawatzky #">
            <text:p>Caila Sawatzky #</text:p>
          </table:table-cell>
          <table:table-cell table:style-name="ce24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5]" office:value-type="float" office:value="30">
            <text:p>30</text:p>
          </table:table-cell>
          <table:table-cell table:style-name="ce24" table:formula="of:=[Calculations.C55]" office:value-type="float" office:value="2">
            <text:p>2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Lucy Giesbrecht #">
            <text:p>Lucy Giesbrecht #</text:p>
          </table:table-cell>
          <table:table-cell table:style-name="ce24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5">
            <text:p>Morris 5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Dawson Moreland #">
            <text:p>Dawson Moreland #</text:p>
          </table:table-cell>
          <table:table-cell table:style-name="ce24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4]" office:value-type="float" office:value="30">
            <text:p>3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ekhi Molleken #">
            <text:p>Mekhi Molleken #</text:p>
          </table:table-cell>
          <table:table-cell table:style-name="ce24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Trystan Penner #">
            <text:p>Trystan Penner #</text:p>
          </table:table-cell>
          <table:table-cell table:style-name="ce24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ayde Sykes #">
            <text:p>Jayde Sykes #</text:p>
          </table:table-cell>
          <table:table-cell table:style-name="ce24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ewood 2">
            <text:p>Rosewood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ussell 1">
            <text:p>Russell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Faith Klimack #">
            <text:p>Faith Klimack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sie Jamieson #">
            <text:p>Josie Jamieson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 office:value-type="string" office:string-value="b">
            <text:p>b</text:p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iana Grams #">
            <text:p>Diana Grams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ussell 1">
            <text:p>Russell 1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Noah Belhumer #">
            <text:p>Noah Belhumer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5">
            <text:p>Morris 5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Logan Bartkiw #">
            <text:p>Logan Bartkiw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 office:value-type="string" office:string-value="mb">
            <text:p>mb</text:p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ewood 2">
            <text:p>Rosewood 2</text:p>
          </table:table-cell>
          <table:table-cell table:style-name="ce77" table:formula="of:=[.$S$144]" office:value-type="float" office:value="50">
            <text:p>5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5">
            <text:p>5</text:p>
          </table:table-cell>
          <table:table-cell table:style-name="ce78" table:formula="of:=VLOOKUP([.AK$3];TeamPoints;2)+MAX(([.$AC6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ussell 1">
            <text:p>Russell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5">
            <text:p>Morris 5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ewood 2">
            <text:p>Rosewood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Russell 1">
            <text:p>Russell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3">
            <text:p>3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Morris 5">
            <text:p>Morris 5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10">
            <text:p>10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ewood 2">
            <text:p>Rosewood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50">
            <text:p>5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ie Jamieson #">
            <text:p>Josie Jamie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true">
            <text:p>TRU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true">
            <text:p>TRU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5">
            <text:p>Morris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eth Peters #">
            <text:p>Seth Peters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 office:value-type="string" office:string-value="e">
            <text:p>e</text:p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Georson Labauza #">
            <text:p>Georson Labauza #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e">
            <text:p>e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 office:value-type="string" office:string-value="c">
            <text:p>c</text:p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ila Sawatzky #">
            <text:p>Caila Sawatzky #</text:p>
          </table:table-cell>
          <table:table-cell table:style-name="ce77" table:formula="of:=[.S63]*20+[.Z63]+[.Z75]+[.Z85]" office:value-type="float" office:value="30">
            <text:p>30</text:p>
          </table:table-cell>
          <table:table-cell table:style-name="ce77" table:formula="of:=[.S75]" office:value-type="float" office:value="2">
            <text:p>2</text:p>
          </table:table-cell>
          <table:table-cell table:formula="of:=[.S63]+[.S75]" office:value-type="float" office:value="4">
            <text:p>4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e">
            <text:p>e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 office:value-type="string" office:string-value="e">
            <text:p>e</text:p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 office:value-type="string" office:string-value="c">
            <text:p>c</text:p>
          </table:table-cell>
          <table:table-cell table:style-name="ce78" table:formula="of:=IF([Quiz.R16]=0;&quot;&quot;;[Quiz.R16])" office:value-type="string" office:string-value="c">
            <text:p>c</text:p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Lucy Giesbrecht #">
            <text:p>Lucy Giesbrecht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30">
            <text:p>3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20">
            <text:p>2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40">
            <text:p>40</text:p>
          </table:table-cell>
          <table:table-cell table:style-name="ce78" table:formula="of:=IF([.R92]=0;&quot;&quot;;[.R93])" office:value-type="float" office:value="60">
            <text:p>60</text:p>
          </table:table-cell>
          <table:table-cell table:style-name="ce78" table:formula="of:=IF([.S92]=0;&quot;&quot;;[.S93])" office:value-type="float" office:value="80">
            <text:p>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1">
            <text:p>1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2">
            <text:p>2</text:p>
          </table:table-cell>
          <table:table-cell table:formula="of:=IF(LOWER([.N55])=&quot;e&quot;;[.M75]+1;[.M75])" office:value-type="float" office:value="2">
            <text:p>2</text:p>
          </table:table-cell>
          <table:table-cell table:formula="of:=IF(LOWER([.O55])=&quot;e&quot;;[.N75]+1;[.N75])" office:value-type="float" office:value="2">
            <text:p>2</text:p>
          </table:table-cell>
          <table:table-cell table:formula="of:=IF(LOWER([.P55])=&quot;e&quot;;[.O75]+1;[.O75])" office:value-type="float" office:value="2">
            <text:p>2</text:p>
          </table:table-cell>
          <table:table-cell table:formula="of:=IF(LOWER([.Q55])=&quot;e&quot;;[.P75]+1;[.P75])" office:value-type="float" office:value="2">
            <text:p>2</text:p>
          </table:table-cell>
          <table:table-cell table:formula="of:=IF(LOWER([.R55])=&quot;e&quot;;[.Q75]+1;[.Q75])" office:value-type="float" office:value="2">
            <text:p>2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[.S75]&gt;1;([.S7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4">
            <text:p>4</text:p>
          </table:table-cell>
          <table:table-cell table:formula="of:=SUM([.P73:.P77])" office:value-type="float" office:value="4">
            <text:p>4</text:p>
          </table:table-cell>
          <table:table-cell table:formula="of:=SUM([.Q73:.Q77])" office:value-type="float" office:value="4">
            <text:p>4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-10">
            <text:p>-1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-10">
            <text:p>-1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-10">
            <text:p>-1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-10">
            <text:p>-1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30">
            <text:p>30</text:p>
          </table:table-cell>
          <table:table-cell table:formula="of:=[.M93]+[.N92]" office:value-type="float" office:value="30">
            <text:p>3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true">
            <text:p>TRU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ewood 2">
            <text:p>Rosewood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Dawson Moreland #">
            <text:p>Dawson Moreland #</text:p>
          </table:table-cell>
          <table:table-cell table:style-name="ce77" table:formula="of:=[.S112]*20+[.Z112]+[.Z124]+[.Z134]" office:value-type="float" office:value="30">
            <text:p>3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 office:value-type="string" office:string-value="e">
            <text:p>e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 office:value-type="string" office:string-value="c">
            <text:p>c</text:p>
          </table:table-cell>
          <table:table-cell table:style-name="ce78" table:formula="of:=IF([Quiz.K22]=0;&quot;&quot;;[Quiz.K22])" office:value-type="string" office:string-value="c">
            <text:p>c</text:p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 office:value-type="string" office:string-value="e">
            <text:p>e</text:p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ekhi Molleken #">
            <text:p>Mekhi Molleken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Trystan Penner #">
            <text:p>Trystan Penner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e">
            <text:p>e</text:p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ayde Sykes #">
            <text:p>Jayde Sykes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50">
            <text:p>5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2">
            <text:p>2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1">
            <text:p>1</text:p>
          </table:table-cell>
          <table:table-cell table:formula="of:=IF(LOWER([.F104])=&quot;e&quot;;[.E124]+1;[.E124])" office:value-type="float" office:value="1">
            <text:p>1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2">
            <text:p>2</text:p>
          </table:table-cell>
          <table:table-cell table:formula="of:=IF(LOWER([.Q104])=&quot;e&quot;;[.P124]+1;[.P124])" office:value-type="float" office:value="2">
            <text:p>2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-10">
            <text:p>-1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-10">
            <text:p>-1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50">
            <text:p>50</text:p>
          </table:table-cell>
          <table:table-cell table:formula="of:=[.P144]+[.Q143]" office:value-type="float" office:value="50">
            <text:p>5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50">
            <text:p>50</text:p>
          </table:table-cell>
          <table:table-cell table:formula="of:=[.S144]+[.T143]" office:value-type="float" office:value="50">
            <text:p>50</text:p>
          </table:table-cell>
          <table:table-cell table:formula="of:=[.T144]+[.U143]" office:value-type="float" office:value="50">
            <text:p>50</text:p>
          </table:table-cell>
          <table:table-cell table:formula="of:=[.U144]+[.V143]" office:value-type="float" office:value="50">
            <text:p>50</text:p>
          </table:table-cell>
          <table:table-cell table:formula="of:=[.V144]+[.W143]" office:value-type="float" office:value="50">
            <text:p>50</text:p>
          </table:table-cell>
          <table:table-cell table:formula="of:=[.W144]+[.X143]" office:value-type="float" office:value="50">
            <text:p>50</text:p>
          </table:table-cell>
          <table:table-cell table:formula="of:=[.X144]+[.Y143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58:21.15</meta:creation-date>
    <meta:editing-duration>PT16M30S</meta:editing-duration>
    <meta:editing-cycles>2</meta:editing-cycles>
    <meta:generator>OpenOffice/4.1.5$Win32 OpenOffice.org_project/415m1$Build-9789</meta:generator>
    <dc:date>2019-10-26T14:14:44.39</dc:date>
    <meta:document-statistic meta:table-count="5" meta:cell-count="4332" meta:object-count="0"/>
  </office:meta>
</office:document-meta>
</file>